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middl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ESAME di Fine Semestr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3"/>
        <table:table-column table:style-name="co4" table:default-cell-style-name="ce3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MATRICOL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OT</text:p>
          </table:table-cell>
          <table:table-cell table:style-name="ce5" office:value-type="string">
            <text:p>MEDIE</text:p>
          </table:table-cell>
          <table:table-cell table:style-name="ce5" office:value-type="string">
            <text:p>MIGLIORE</text:p>
          </table:table-cell>
          <table:table-cell table:style-name="ce5" table:number-columns-repeated="1011"/>
        </table:table-row>
        <table:table-row table:style-name="ro1">
          <table:table-cell office:value-type="string">
            <text:p>AKIF LAILA <text:s text:c="3"/></text:p>
          </table:table-cell>
          <table:table-cell office:value-type="float" office:value="269370">
            <text:p>26937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2:.J2])" office:value-type="float" office:value="15">
            <text:p>15</text:p>
          </table:table-cell>
          <table:table-cell table:formula="of:=AVERAGE([.K2];['Esame di Metà Semestre'.K2])" office:value-type="float" office:value="15.5">
            <text:p>15,5</text:p>
          </table:table-cell>
          <table:table-cell table:formula="of:=MAX([.K2];['Esame di Metà Semestre'.K2])"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BOTTA CHAI <text:s text:c="2"/></text:p>
          </table:table-cell>
          <table:table-cell office:value-type="float" office:value="416837">
            <text:p>4168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formula="of:=SUM([.C3:.J3])" office:value-type="float" office:value="25">
            <text:p>25</text:p>
          </table:table-cell>
          <table:table-cell table:formula="of:=AVERAGE([.K3];['Esame di Metà Semestre'.K3])" office:value-type="float" office:value="20">
            <text:p>20</text:p>
          </table:table-cell>
          <table:table-cell table:formula="of:=MAX([.K3];['Esame di Metà Semestre'.K3])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CAMERA DANIELA <text:s text:c="2"/></text:p>
          </table:table-cell>
          <table:table-cell office:value-type="float" office:value="221120">
            <text:p>221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4:.J4])" office:value-type="float" office:value="23">
            <text:p>23</text:p>
          </table:table-cell>
          <table:table-cell table:formula="of:=AVERAGE([.K4];['Esame di Metà Semestre'.K4])" office:value-type="float" office:value="21.5">
            <text:p>21,5</text:p>
          </table:table-cell>
          <table:table-cell table:formula="of:=MAX([.K4];['Esame di Metà Semestre'.K4]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CANALI DE ROSSI NICOLO' <text:s text:c="2"/></text:p>
          </table:table-cell>
          <table:table-cell office:value-type="float" office:value="417185">
            <text:p>4171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formula="of:=SUM([.C5:.J5])" office:value-type="float" office:value="25">
            <text:p>25</text:p>
          </table:table-cell>
          <table:table-cell table:formula="of:=AVERAGE([.K5];['Esame di Metà Semestre'.K5])" office:value-type="float" office:value="23">
            <text:p>23</text:p>
          </table:table-cell>
          <table:table-cell table:formula="of:=MAX([.K5];['Esame di Metà Semestre'.K5])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CERA DAVIDE <text:s text:c="2"/></text:p>
          </table:table-cell>
          <table:table-cell office:value-type="float" office:value="417368">
            <text:p>417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6:.J6])" office:value-type="float" office:value="18">
            <text:p>18</text:p>
          </table:table-cell>
          <table:table-cell table:formula="of:=AVERAGE([.K6];['Esame di Metà Semestre'.K6])" office:value-type="float" office:value="14">
            <text:p>14</text:p>
          </table:table-cell>
          <table:table-cell table:formula="of:=MAX([.K6];['Esame di Metà Semestre'.K6])"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CEROCCHI FEDERICO</text:p>
          </table:table-cell>
          <table:table-cell office:value-type="float" office:value="250829">
            <text:p>250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7:.J7])" office:value-type="float" office:value="18">
            <text:p>18</text:p>
          </table:table-cell>
          <table:table-cell table:formula="of:=AVERAGE([.K7];['Esame di Metà Semestre'.K7])" office:value-type="float" office:value="18">
            <text:p>18</text:p>
          </table:table-cell>
          <table:table-cell table:formula="of:=MAX([.K7];['Esame di Metà Semestre'.K7])"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CITTADINI CLAUDIA <text:s text:c="2"/></text:p>
          </table:table-cell>
          <table:table-cell office:value-type="float" office:value="431285">
            <text:p>431285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C8:.J8])" office:value-type="float" office:value="30">
            <text:p>30</text:p>
          </table:table-cell>
          <table:table-cell table:formula="of:=AVERAGE([.K8];['Esame di Metà Semestre'.K8])" office:value-type="float" office:value="30.5">
            <text:p>30,5</text:p>
          </table:table-cell>
          <table:table-cell table:formula="of:=MAX([.K8];['Esame di Metà Semestre'.K8]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string">
            <text:p>D'AMBROSIO VALERIO</text:p>
          </table:table-cell>
          <table:table-cell office:value-type="float" office:value="279682">
            <text:p>27968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9:.J9])" office:value-type="float" office:value="20">
            <text:p>20</text:p>
          </table:table-cell>
          <table:table-cell table:formula="of:=AVERAGE([.K9];['Esame di Metà Semestre'.K9])" office:value-type="float" office:value="21.5">
            <text:p>21,5</text:p>
          </table:table-cell>
          <table:table-cell table:formula="of:=MAX([.K9];['Esame di Metà Semestre'.K9]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D'ARMIENTO CLAUDIA <text:s text:c="2"/></text:p>
          </table:table-cell>
          <table:table-cell table:style-name="ce3" office:value-type="float" office:value="406417">
            <text:p>4064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10:.J10])" office:value-type="float" office:value="19">
            <text:p>19</text:p>
          </table:table-cell>
          <table:table-cell table:formula="of:=AVERAGE([.K10];['Esame di Metà Semestre'.K10])" office:value-type="float" office:value="19">
            <text:p>19</text:p>
          </table:table-cell>
          <table:table-cell table:formula="of:=MAX([.K10];['Esame di Metà Semestre'.K10])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DE LUCA VINCENZO</text:p>
          </table:table-cell>
          <table:table-cell office:value-type="float" office:value="278443">
            <text:p>278443</text:p>
          </table:table-cell>
          <table:table-cell table:number-columns-repeated="8"/>
          <table:table-cell office:value-type="string">
            <text:p>ASS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FALSO STEFANIA <text:s text:c="2"/></text:p>
          </table:table-cell>
          <table:table-cell office:value-type="float" office:value="246023">
            <text:p>246023</text:p>
          </table:table-cell>
          <table:table-cell table:number-columns-repeated="8"/>
          <table:table-cell office:value-type="string">
            <text:p>ASS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GARRA SERENA <text:s text:c="2"/></text:p>
          </table:table-cell>
          <table:table-cell office:value-type="float" office:value="271174">
            <text:p>271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SUM([.C13:.J13])" office:value-type="float" office:value="17">
            <text:p>17</text:p>
          </table:table-cell>
          <table:table-cell table:formula="of:=AVERAGE([.K13];['Esame di Metà Semestre'.K13])" office:value-type="float" office:value="18">
            <text:p>18</text:p>
          </table:table-cell>
          <table:table-cell table:formula="of:=MAX([.K13];['Esame di Metà Semestre'.K13])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GIANNINI DARIO <text:s text:c="2"/></text:p>
          </table:table-cell>
          <table:table-cell office:value-type="float" office:value="416839">
            <text:p>41683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formula="of:=SUM([.C14:.J14])" office:value-type="float" office:value="27">
            <text:p>27</text:p>
          </table:table-cell>
          <table:table-cell table:formula="of:=AVERAGE([.K14];['Esame di Metà Semestre'.K14])" office:value-type="float" office:value="27">
            <text:p>27</text:p>
          </table:table-cell>
          <table:table-cell table:formula="of:=MAX([.K14];['Esame di Metà Semestre'.K14])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LATINI SILVIA <text:s text:c="2"/></text:p>
          </table:table-cell>
          <table:table-cell office:value-type="float" office:value="279228">
            <text:p>2792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15:.J15])" office:value-type="float" office:value="22">
            <text:p>22</text:p>
          </table:table-cell>
          <table:table-cell table:formula="of:=AVERAGE([.K15];['Esame di Metà Semestre'.K15])" office:value-type="float" office:value="21.5">
            <text:p>21,5</text:p>
          </table:table-cell>
          <table:table-cell table:formula="of:=MAX([.K15];['Esame di Metà Semestre'.K15])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LAUTERI GIANLUCA <text:s text:c="2"/></text:p>
          </table:table-cell>
          <table:table-cell office:value-type="float" office:value="408400">
            <text:p>408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formula="of:=SUM([.C16:.J16])" office:value-type="float" office:value="26">
            <text:p>26</text:p>
          </table:table-cell>
          <table:table-cell table:formula="of:=AVERAGE([.K16];['Esame di Metà Semestre'.K16])" office:value-type="float" office:value="26.5">
            <text:p>26,5</text:p>
          </table:table-cell>
          <table:table-cell table:formula="of:=MAX([.K16];['Esame di Metà Semestre'.K16])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LOMBARDI GAIA</text:p>
          </table:table-cell>
          <table:table-cell office:value-type="float" office:value="230285">
            <text:p>230285</text:p>
          </table:table-cell>
          <table:table-cell table:number-columns-repeated="8"/>
          <table:table-cell office:value-type="string">
            <text:p>ASS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MANDATI ROBERTO <text:s text:c="2"/></text:p>
          </table:table-cell>
          <table:table-cell office:value-type="float" office:value="406073">
            <text:p>4060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formula="of:=SUM([.C18:.J18])" office:value-type="float" office:value="23">
            <text:p>23</text:p>
          </table:table-cell>
          <table:table-cell table:formula="of:=AVERAGE([.K18];['Esame di Metà Semestre'.K18])" office:value-type="float" office:value="19">
            <text:p>19</text:p>
          </table:table-cell>
          <table:table-cell table:formula="of:=MAX([.K18];['Esame di Metà Semestre'.K18]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MARCHETTI FABIANA <text:s text:c="2"/></text:p>
          </table:table-cell>
          <table:table-cell office:value-type="float" office:value="405844">
            <text:p>4058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19:.J19])" office:value-type="float" office:value="20">
            <text:p>20</text:p>
          </table:table-cell>
          <table:table-cell table:formula="of:=AVERAGE([.K19];['Esame di Metà Semestre'.K19])" office:value-type="float" office:value="18.5">
            <text:p>18,5</text:p>
          </table:table-cell>
          <table:table-cell table:formula="of:=MAX([.K19];['Esame di Metà Semestre'.K19])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MAZZOLINI ANITA <text:s text:c="2"/></text:p>
          </table:table-cell>
          <table:table-cell office:value-type="float" office:value="417370">
            <text:p>4173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 office:value-type="float" office:value="4">
            <text:p>4</text:p>
          </table:table-cell>
          <table:table-cell table:formula="of:=SUM([.C20:.J20])" office:value-type="float" office:value="27">
            <text:p>27</text:p>
          </table:table-cell>
          <table:table-cell table:formula="of:=AVERAGE([.K20];['Esame di Metà Semestre'.K20])" office:value-type="float" office:value="23.5">
            <text:p>23,5</text:p>
          </table:table-cell>
          <table:table-cell table:formula="of:=MAX([.K20];['Esame di Metà Semestre'.K20])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MENICI LORENZO</text:p>
          </table:table-cell>
          <table:table-cell office:value-type="float" office:value="287674">
            <text:p>2876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table:formula="of:=SUM([.C21:.J21])" office:value-type="float" office:value="29">
            <text:p>29</text:p>
          </table:table-cell>
          <table:table-cell table:formula="of:=AVERAGE([.K21];['Esame di Metà Semestre'.K21])" office:value-type="float" office:value="28.5">
            <text:p>28,5</text:p>
          </table:table-cell>
          <table:table-cell table:formula="of:=MAX([.K21];['Esame di Metà Semestre'.K21])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string">
            <text:p>MIGGIANO EMANUELA <text:s text:c="2"/></text:p>
          </table:table-cell>
          <table:table-cell office:value-type="float" office:value="416144">
            <text:p>4161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C22:.J22])" office:value-type="float" office:value="23">
            <text:p>23</text:p>
          </table:table-cell>
          <table:table-cell table:formula="of:=AVERAGE([.K22];['Esame di Metà Semestre'.K22])" office:value-type="float" office:value="17">
            <text:p>17</text:p>
          </table:table-cell>
          <table:table-cell table:formula="of:=MAX([.K22];['Esame di Metà Semestre'.K22]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string">
            <text:p>MIGGIANO LUCIA <text:s text:c="2"/></text:p>
          </table:table-cell>
          <table:table-cell office:value-type="float" office:value="416145">
            <text:p>41614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C23:.J23])" office:value-type="float" office:value="19">
            <text:p>19</text:p>
          </table:table-cell>
          <table:table-cell table:formula="of:=AVERAGE([.K23];['Esame di Metà Semestre'.K23])" office:value-type="float" office:value="20">
            <text:p>20</text:p>
          </table:table-cell>
          <table:table-cell table:formula="of:=MAX([.K23];['Esame di Metà Semestre'.K23])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string">
            <text:p>MONACO VALENTINA <text:s text:c="2"/></text:p>
          </table:table-cell>
          <table:table-cell office:value-type="float" office:value="260129">
            <text:p>260129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C24:.J24])" office:value-type="float" office:value="29">
            <text:p>29</text:p>
          </table:table-cell>
          <table:table-cell table:formula="of:=AVERAGE([.K24];['Esame di Metà Semestre'.K24])" office:value-type="float" office:value="26">
            <text:p>26</text:p>
          </table:table-cell>
          <table:table-cell table:formula="of:=MAX([.K24];['Esame di Metà Semestre'.K24])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string">
            <text:p>MOSCATELLI MIRKO <text:s text:c="2"/></text:p>
          </table:table-cell>
          <table:table-cell office:value-type="float" office:value="416640">
            <text:p>416640</text:p>
          </table:table-cell>
          <table:table-cell table:number-columns-repeated="8" office:value-type="float" office:value="4">
            <text:p>4</text:p>
          </table:table-cell>
          <table:table-cell table:formula="of:=SUM([.C25:.J25])" office:value-type="float" office:value="32">
            <text:p>32</text:p>
          </table:table-cell>
          <table:table-cell table:formula="of:=AVERAGE([.K25];['Esame di Metà Semestre'.K25])" office:value-type="float" office:value="32">
            <text:p>32</text:p>
          </table:table-cell>
          <table:table-cell table:formula="of:=MAX([.K25];['Esame di Metà Semestre'.K25])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string">
            <text:p>PARISELLA MARTINA <text:s text:c="2"/></text:p>
          </table:table-cell>
          <table:table-cell office:value-type="float" office:value="284143">
            <text:p>284143</text:p>
          </table:table-cell>
          <table:table-cell table:number-columns-repeated="8"/>
          <table:table-cell office:value-type="string">
            <text:p>ASS</text:p>
          </table:table-cell>
          <table:table-cell table:number-columns-repeated="2"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PULVANO GABRIELE <text:s text:c="2"/></text:p>
          </table:table-cell>
          <table:table-cell office:value-type="float" office:value="245617">
            <text:p>2456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formula="of:=SUM([.C27:.J27])" office:value-type="float" office:value="26">
            <text:p>26</text:p>
          </table:table-cell>
          <table:table-cell table:formula="of:=AVERAGE([.K27];['Esame di Metà Semestre'.K27])" office:value-type="float" office:value="27">
            <text:p>27</text:p>
          </table:table-cell>
          <table:table-cell table:formula="of:=MAX([.K27];['Esame di Metà Semestre'.K27])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string">
            <text:p>RUSSO DANIELE <text:s text:c="2"/></text:p>
          </table:table-cell>
          <table:table-cell office:value-type="float" office:value="417375">
            <text:p>41737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28:.J28])" office:value-type="float" office:value="22">
            <text:p>22</text:p>
          </table:table-cell>
          <table:table-cell table:formula="of:=AVERAGE([.K28];['Esame di Metà Semestre'.K28])" office:value-type="float" office:value="20">
            <text:p>20</text:p>
          </table:table-cell>
          <table:table-cell table:formula="of:=MAX([.K28];['Esame di Metà Semestre'.K28])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string">
            <text:p>SANTILLI GIORDANO <text:s text:c="2"/></text:p>
          </table:table-cell>
          <table:table-cell office:value-type="float" office:value="417290">
            <text:p>41729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29:.J29])" office:value-type="float" office:value="26">
            <text:p>26</text:p>
          </table:table-cell>
          <table:table-cell table:formula="of:=AVERAGE([.K29];['Esame di Metà Semestre'.K29])" office:value-type="float" office:value="24.5">
            <text:p>24,5</text:p>
          </table:table-cell>
          <table:table-cell table:formula="of:=MAX([.K29];['Esame di Metà Semestre'.K29])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string">
            <text:p>SCATTAREGGIA GIORGIO <text:s text:c="2"/></text:p>
          </table:table-cell>
          <table:table-cell office:value-type="float" office:value="277752">
            <text:p>277752</text:p>
          </table:table-cell>
          <table:table-cell office:value-type="float" office:value="2">
            <text:p>2</text:p>
          </table:table-cell>
          <table:table-cell table:number-columns-repeated="7" office:value-type="float" office:value="4">
            <text:p>4</text:p>
          </table:table-cell>
          <table:table-cell table:formula="of:=SUM([.C30:.J30])" office:value-type="float" office:value="30">
            <text:p>30</text:p>
          </table:table-cell>
          <table:table-cell table:formula="of:=AVERAGE([.K30];['Esame di Metà Semestre'.K30])" office:value-type="float" office:value="29">
            <text:p>29</text:p>
          </table:table-cell>
          <table:table-cell table:formula="of:=MAX([.K30];['Esame di Metà Semestre'.K30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SIRONI EUGENIA <text:s text:c="2"/></text:p>
          </table:table-cell>
          <table:table-cell office:value-type="float" office:value="432572">
            <text:p>4325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C31:.J31])" office:value-type="float" office:value="18">
            <text:p>18</text:p>
          </table:table-cell>
          <table:table-cell table:formula="of:=AVERAGE([.K31];['Esame di Metà Semestre'.K31])" office:value-type="float" office:value="15.5">
            <text:p>15,5</text:p>
          </table:table-cell>
          <table:table-cell table:formula="of:=MAX([.K31];['Esame di Metà Semestre'.K31])"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TASSONE SARA <text:s text:c="2"/></text:p>
          </table:table-cell>
          <table:table-cell office:value-type="float" office:value="417296">
            <text:p>4172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C32:.J32])" office:value-type="float" office:value="28">
            <text:p>28</text:p>
          </table:table-cell>
          <table:table-cell table:formula="of:=AVERAGE([.K32];['Esame di Metà Semestre'.K32])" office:value-type="float" office:value="27">
            <text:p>27</text:p>
          </table:table-cell>
          <table:table-cell table:formula="of:=MAX([.K32];['Esame di Metà Semestre'.K32])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string">
            <text:p>ZANONI ILARIA <text:s text:c="2"/></text:p>
          </table:table-cell>
          <table:table-cell office:value-type="float" office:value="160410">
            <text:p>16041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formula="of:=SUM([.C33:.J33])" office:value-type="float" office:value="27">
            <text:p>27</text:p>
          </table:table-cell>
          <table:table-cell table:formula="of:=AVERAGE([.K33];['Esame di Metà Semestre'.K33])" office:value-type="float" office:value="19">
            <text:p>19</text:p>
          </table:table-cell>
          <table:table-cell table:formula="of:=MAX([.K33];['Esame di Metà Semestre'.K33])" office:value-type="float" office:value="27">
            <text:p>27</text:p>
          </table:table-cell>
          <table:table-cell table:number-columns-repeated="1011"/>
        </table:table-row>
      </table:table>
      <table:table table:name="Esame di Metà Semestre" table:style-name="ta1" table:print="false">
        <table:table-column table:style-name="co6" table:default-cell-style-name="ce7"/>
        <table:table-column table:style-name="co2" table:default-cell-style-name="ce7"/>
        <table:table-column table:style-name="co3" table:number-columns-repeated="8" table:default-cell-style-name="ce7"/>
        <table:table-column table:style-name="co4" table:default-cell-style-name="ce10"/>
        <table:table-column table:style-name="co6" table:number-columns-repeated="1013" table:default-cell-style-name="ce7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MATRICOL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9" office:value-type="string">
            <text:p>TO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KIF LAILA <text:s text:c="3"/></text:p>
          </table:table-cell>
          <table:table-cell table:style-name="ce2" office:value-type="float" office:value="269370">
            <text:p>26937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2:.J2])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OTTA CHAI <text:s text:c="2"/></text:p>
          </table:table-cell>
          <table:table-cell table:style-name="ce2" office:value-type="float" office:value="416837">
            <text:p>4168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3:.J3])" office:value-type="float" office:value="15">
            <text:p>15</text:p>
          </table:table-cell>
          <table:table-cell office:value-type="string">
            <text:p>ritardo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AMERA DANIELA <text:s text:c="2"/></text:p>
          </table:table-cell>
          <table:table-cell table:style-name="ce2" office:value-type="float" office:value="221120">
            <text:p>2211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4:.J4])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NALI DE ROSSI NICOLO' <text:s text:c="2"/></text:p>
          </table:table-cell>
          <table:table-cell table:style-name="ce2" office:value-type="float" office:value="417185">
            <text:p>41718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9" table:formula="of:=SUM([.C5:.J5]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ERA DAVIDE <text:s text:c="2"/></text:p>
          </table:table-cell>
          <table:table-cell table:style-name="ce2" office:value-type="float" office:value="417368">
            <text:p>417368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9" table:formula="of:=SUM([.C6:.J6])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EROCCHI FEDERICO</text:p>
          </table:table-cell>
          <table:table-cell table:style-name="ce2" office:value-type="float" office:value="250829">
            <text:p>25082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9" table:formula="of:=SUM([.C7:.J7])" office:value-type="float" office:value="18">
            <text:p>18</text:p>
          </table:table-cell>
          <table:table-cell office:value-type="string">
            <text:p>aula sbagliata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ITTADINI CLAUDIA <text:s text:c="2"/></text:p>
          </table:table-cell>
          <table:table-cell table:style-name="ce2" office:value-type="float" office:value="431285">
            <text:p>431285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style-name="ce9" table:formula="of:=SUM([.C8:.J8])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'AMBROSIO VALERIO</text:p>
          </table:table-cell>
          <table:table-cell table:style-name="ce2" office:value-type="float" office:value="279682">
            <text:p>27968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style-name="ce9" table:formula="of:=SUM([.C9:.J9]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'ARMIENTO CLAUDIA <text:s text:c="2"/></text:p>
          </table:table-cell>
          <table:table-cell table:style-name="Default" office:value-type="float" office:value="406417">
            <text:p>4064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10:.J10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E LUCA VINCENZO</text:p>
          </table:table-cell>
          <table:table-cell table:style-name="ce2" office:value-type="float" office:value="278443">
            <text:p>2784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9" table:formula="of:=SUM([.C11:.J11])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ALSO STEFANIA <text:s text:c="2"/></text:p>
          </table:table-cell>
          <table:table-cell table:style-name="ce2" office:value-type="float" office:value="246023">
            <text:p>2460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12:.J12])"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ARRA SERENA <text:s text:c="2"/></text:p>
          </table:table-cell>
          <table:table-cell table:style-name="ce2" office:value-type="float" office:value="271174">
            <text:p>27117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13:.J13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GIANNINI DARIO <text:s text:c="2"/></text:p>
          </table:table-cell>
          <table:table-cell table:style-name="ce2" office:value-type="float" office:value="416839">
            <text:p>416839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9" table:formula="of:=SUM([.C14:.J14]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TINI SILVIA <text:s text:c="2"/></text:p>
          </table:table-cell>
          <table:table-cell table:style-name="ce2" office:value-type="float" office:value="279228">
            <text:p>279228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15:.J15]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UTERI GIANLUCA <text:s text:c="2"/></text:p>
          </table:table-cell>
          <table:table-cell table:style-name="ce2" office:value-type="float" office:value="408400">
            <text:p>40840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4">
            <text:p>4</text:p>
          </table:table-cell>
          <table:table-cell table:style-name="ce9" table:formula="of:=SUM([.C16:.J16]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OMBARDI GAIA</text:p>
          </table:table-cell>
          <table:table-cell table:style-name="ce2" office:value-type="float" office:value="230285">
            <text:p>23028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17:.J17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NDATI ROBERTO <text:s text:c="2"/></text:p>
          </table:table-cell>
          <table:table-cell table:style-name="ce2" office:value-type="float" office:value="406073">
            <text:p>406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9" table:formula="of:=SUM([.C18:.J18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CHETTI FABIANA <text:s text:c="2"/></text:p>
          </table:table-cell>
          <table:table-cell table:style-name="ce2" office:value-type="float" office:value="405844">
            <text:p>40584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19:.J19])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ZZOLINI ANITA <text:s text:c="2"/></text:p>
          </table:table-cell>
          <table:table-cell table:style-name="ce2" office:value-type="float" office:value="417370">
            <text:p>4173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9" table:formula="of:=SUM([.C20:.J20])" office:value-type="float" office:value="20">
            <text:p>20</text:p>
          </table:table-cell>
          <table:table-cell office:value-type="string">
            <text:p>ritardo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NICI LORENZO</text:p>
          </table:table-cell>
          <table:table-cell table:style-name="ce2" office:value-type="float" office:value="287674">
            <text:p>287674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9" table:formula="of:=SUM([.C21:.J21]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GGIANO EMANUELA <text:s text:c="2"/></text:p>
          </table:table-cell>
          <table:table-cell table:style-name="ce2" office:value-type="float" office:value="416144">
            <text:p>4161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9" table:formula="of:=SUM([.C22:.J22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GGIANO LUCIA <text:s text:c="2"/></text:p>
          </table:table-cell>
          <table:table-cell table:style-name="ce2" office:value-type="float" office:value="416145">
            <text:p>4161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9" table:formula="of:=SUM([.C23:.J23])" office:value-type="float" office:value="21">
            <text:p>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ONACO VALENTINA <text:s text:c="2"/></text:p>
          </table:table-cell>
          <table:table-cell table:style-name="ce2" office:value-type="float" office:value="260129">
            <text:p>26012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9" table:formula="of:=SUM([.C24:.J24]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OSCATELLI MIRKO <text:s text:c="2"/></text:p>
          </table:table-cell>
          <table:table-cell table:style-name="ce2" office:value-type="float" office:value="416640">
            <text:p>416640</text:p>
          </table:table-cell>
          <table:table-cell table:number-columns-repeated="8" table:style-name="ce2" office:value-type="float" office:value="4">
            <text:p>4</text:p>
          </table:table-cell>
          <table:table-cell table:style-name="ce9" table:formula="of:=SUM([.C25:.J25])" office:value-type="float" office:value="32">
            <text:p>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ARISELLA MARTINA <text:s text:c="2"/></text:p>
          </table:table-cell>
          <table:table-cell table:style-name="ce2" office:value-type="float" office:value="284143">
            <text:p>28414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26:.J26])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ULVANO GABRIELE <text:s text:c="2"/></text:p>
          </table:table-cell>
          <table:table-cell table:style-name="ce2" office:value-type="float" office:value="245617">
            <text:p>245617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9" table:formula="of:=SUM([.C27:.J27]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USSO DANIELE <text:s text:c="2"/></text:p>
          </table:table-cell>
          <table:table-cell table:style-name="ce2" office:value-type="float" office:value="417375">
            <text:p>41737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9" table:formula="of:=SUM([.C28:.J28])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ANTILLI GIORDANO <text:s text:c="2"/></text:p>
          </table:table-cell>
          <table:table-cell table:style-name="ce2" office:value-type="float" office:value="417290">
            <text:p>41729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29:.J29])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CATTAREGGIA GIORGIO <text:s text:c="2"/></text:p>
          </table:table-cell>
          <table:table-cell table:style-name="ce2" office:value-type="float" office:value="277752">
            <text:p>27775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4">
            <text:p>4</text:p>
          </table:table-cell>
          <table:table-cell table:style-name="ce9" table:formula="of:=SUM([.C30:.J30])"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IRONI EUGENIA <text:s text:c="2"/></text:p>
          </table:table-cell>
          <table:table-cell table:style-name="ce2" office:value-type="float" office:value="432572">
            <text:p>432572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9" table:formula="of:=SUM([.C31:.J31])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ASSONE SARA <text:s text:c="2"/></text:p>
          </table:table-cell>
          <table:table-cell table:style-name="ce2" office:value-type="float" office:value="417296">
            <text:p>41729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table:style-name="ce9" table:formula="of:=SUM([.C32:.J32])"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ZANONI ILARIA <text:s text:c="2"/></text:p>
          </table:table-cell>
          <table:table-cell table:style-name="ce2" office:value-type="float" office:value="160410">
            <text:p>1604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9" table:formula="of:=SUM([.C33:.J33])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NGEDO VALERIA <text:s text:c="2"/></text:p>
          </table:table-cell>
          <table:table-cell table:style-name="ce2" office:value-type="float" office:value="230685">
            <text:p>230685</text:p>
          </table:table-cell>
          <table:table-cell table:style-name="ce2" table:number-columns-repeated="8"/>
          <table:table-cell table:style-name="ce9" office:value-type="string">
            <text:p>RI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ITANZA TULLIO</text:p>
          </table:table-cell>
          <table:table-cell table:style-name="ce2" table:number-columns-repeated="9"/>
          <table:table-cell table:style-name="ce9" office:value-type="string">
            <text:p>RIT</text:p>
          </table:table-cell>
          <table:table-cell table:number-columns-repeated="1013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ESAME di Fine Semestre'.A2:'ESAME di Fine Semestre'.K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593cm" fo:margin-bottom="2cm" fo:margin-left="0.834cm" fo:margin-right="0.75cm" fo:border="0.002cm solid #000000" fo:padding="0cm" style:shadow="none" fo:background-color="transparent" style:writing-mode="lr-tb" style:print="charts drawings zero-values">
        <style:background-image/>
      </style:page-layout-properties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E1: Teoria delle equazioni</text:p>
        </style:region-left>
        <style:region-center>
          <text:p><text:sheet-name>???</text:sheet-name></text:p>
        </style:region-center>
        <style:region-right>
          <text:p>16 Aprile 2010 - ore 9:00</text:p>
        </style:region-right>
      </style:header>
      <style:header-left style:display="false"/>
      <style:footer>
        <style:region-left>
          <text:p>Registro presenze</text:p>
        </style:region-left>
        <style:region-center>
          <text:p>Pagina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6">06/06/2010</text:date>, <text:time>18.48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ppa </meta:initial-creator>
    <meta:creation-date>2010-04-15T08:55:01</meta:creation-date>
    <dc:date>2010-06-06T18:48:10</dc:date>
    <meta:editing-duration>PT03H55M36S</meta:editing-duration>
    <meta:editing-cycles>30</meta:editing-cycles>
    <meta:generator>OpenOffice.org/3.0$Linux OpenOffice.org_project/300m15$Build-9379</meta:generator>
    <meta:printed-by>pappa </meta:printed-by>
    <meta:print-date>2010-06-04T08:36:54</meta:print-date>
    <meta:document-statistic meta:table-count="2" meta:cell-count="772" meta:object-count="0"/>
    <meta:user-defined meta:name="Info 1"/>
    <meta:user-defined meta:name="Info 2"/>
    <meta:user-defined meta:name="Info 3"/>
    <meta:user-defined meta:name="Info 4"/>
  </office:meta>
</office:document-meta>
</file>